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27c9"/>
    </style:style>
    <style:style style:name="P2" style:family="paragraph" style:parent-style-name="Standard">
      <style:text-properties officeooo:paragraph-rsid="0002acae"/>
    </style:style>
    <style:style style:name="P3" style:family="paragraph" style:parent-style-name="Standard">
      <style:text-properties officeooo:rsid="00049011" officeooo:paragraph-rsid="00049011"/>
    </style:style>
    <style:style style:name="P4" style:family="paragraph" style:parent-style-name="Standard">
      <style:text-properties officeooo:rsid="00049011" officeooo:paragraph-rsid="000497dc"/>
    </style:style>
    <style:style style:name="P5" style:family="paragraph" style:parent-style-name="Standard">
      <style:text-properties officeooo:rsid="00049011" officeooo:paragraph-rsid="000851f0"/>
    </style:style>
    <style:style style:name="P6" style:family="paragraph" style:parent-style-name="Standard">
      <style:text-properties officeooo:rsid="00049011" officeooo:paragraph-rsid="000948e2"/>
    </style:style>
    <style:style style:name="P7" style:family="paragraph" style:parent-style-name="Standard">
      <style:text-properties officeooo:rsid="00049011" officeooo:paragraph-rsid="000e1a84"/>
    </style:style>
    <style:style style:name="P8" style:family="paragraph" style:parent-style-name="Standard">
      <style:text-properties officeooo:rsid="00049011" officeooo:paragraph-rsid="0013d9fe"/>
    </style:style>
    <style:style style:name="P9" style:family="paragraph" style:parent-style-name="Standard">
      <style:text-properties officeooo:rsid="00049011" officeooo:paragraph-rsid="001ee2ba"/>
    </style:style>
    <style:style style:name="P10" style:family="paragraph" style:parent-style-name="Standard">
      <style:text-properties officeooo:rsid="00049011" officeooo:paragraph-rsid="00213bc4"/>
    </style:style>
    <style:style style:name="P11" style:family="paragraph" style:parent-style-name="Standard">
      <style:text-properties officeooo:rsid="000497dc" officeooo:paragraph-rsid="000497dc"/>
    </style:style>
    <style:style style:name="P12" style:family="paragraph" style:parent-style-name="Standard">
      <style:text-properties officeooo:rsid="000497dc" officeooo:paragraph-rsid="000851f0"/>
    </style:style>
    <style:style style:name="P13" style:family="paragraph" style:parent-style-name="Standard">
      <style:text-properties officeooo:rsid="000497dc" officeooo:paragraph-rsid="000948e2"/>
    </style:style>
    <style:style style:name="P14" style:family="paragraph" style:parent-style-name="Standard">
      <style:text-properties officeooo:rsid="000497dc" officeooo:paragraph-rsid="000a3f10"/>
    </style:style>
    <style:style style:name="P15" style:family="paragraph" style:parent-style-name="Standard">
      <style:text-properties officeooo:rsid="000497dc" officeooo:paragraph-rsid="000e1a84"/>
    </style:style>
    <style:style style:name="P16" style:family="paragraph" style:parent-style-name="Standard">
      <style:text-properties officeooo:rsid="000497dc" officeooo:paragraph-rsid="0013d9fe"/>
    </style:style>
    <style:style style:name="P17" style:family="paragraph" style:parent-style-name="Standard">
      <style:text-properties officeooo:rsid="000497dc" officeooo:paragraph-rsid="001ee2ba"/>
    </style:style>
    <style:style style:name="P18" style:family="paragraph" style:parent-style-name="Standard">
      <style:text-properties officeooo:rsid="000497dc" officeooo:paragraph-rsid="00213bc4"/>
    </style:style>
    <style:style style:name="P19" style:family="paragraph" style:parent-style-name="Standard">
      <style:text-properties officeooo:paragraph-rsid="000497dc"/>
    </style:style>
    <style:style style:name="P20" style:family="paragraph" style:parent-style-name="Standard">
      <style:text-properties officeooo:paragraph-rsid="000851f0"/>
    </style:style>
    <style:style style:name="P21" style:family="paragraph" style:parent-style-name="Standard">
      <style:text-properties officeooo:paragraph-rsid="000948e2"/>
    </style:style>
    <style:style style:name="P22" style:family="paragraph" style:parent-style-name="Standard">
      <style:text-properties officeooo:paragraph-rsid="000a3f10"/>
    </style:style>
    <style:style style:name="P23" style:family="paragraph" style:parent-style-name="Standard">
      <style:text-properties officeooo:paragraph-rsid="000e1a84"/>
    </style:style>
    <style:style style:name="P24" style:family="paragraph" style:parent-style-name="Standard">
      <style:text-properties officeooo:paragraph-rsid="0010c9d2"/>
    </style:style>
    <style:style style:name="P25" style:family="paragraph" style:parent-style-name="Standard">
      <style:paragraph-properties fo:break-before="page"/>
      <style:text-properties officeooo:paragraph-rsid="0013d9fe"/>
    </style:style>
    <style:style style:name="P26" style:family="paragraph" style:parent-style-name="Standard">
      <style:text-properties officeooo:paragraph-rsid="0013d9fe"/>
    </style:style>
    <style:style style:name="P27" style:family="paragraph" style:parent-style-name="Standard">
      <style:text-properties officeooo:rsid="001bdb70" officeooo:paragraph-rsid="001bdb70"/>
    </style:style>
    <style:style style:name="P28" style:family="paragraph" style:parent-style-name="Standard">
      <style:text-properties officeooo:rsid="001bdb70" officeooo:paragraph-rsid="001d5820"/>
    </style:style>
    <style:style style:name="P29" style:family="paragraph" style:parent-style-name="Standard">
      <style:text-properties officeooo:rsid="001bdb70" officeooo:paragraph-rsid="001f9c3c"/>
    </style:style>
    <style:style style:name="P30" style:family="paragraph" style:parent-style-name="Standard">
      <style:text-properties officeooo:paragraph-rsid="001ee2ba"/>
    </style:style>
    <style:style style:name="P31" style:family="paragraph" style:parent-style-name="Standard">
      <style:text-properties officeooo:paragraph-rsid="00213bc4"/>
    </style:style>
    <style:style style:name="P32" style:family="paragraph" style:parent-style-name="Standard">
      <style:text-properties officeooo:paragraph-rsid="00213bc4"/>
    </style:style>
    <style:style style:name="T1" style:family="text">
      <style:text-properties officeooo:rsid="000127c9"/>
    </style:style>
    <style:style style:name="T2" style:family="text">
      <style:text-properties officeooo:rsid="0002acae"/>
    </style:style>
    <style:style style:name="T3" style:family="text">
      <style:text-properties officeooo:rsid="00049011"/>
    </style:style>
    <style:style style:name="T4" style:family="text">
      <style:text-properties officeooo:rsid="000497dc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officeooo:rsid="00066853"/>
    </style:style>
    <style:style style:name="T7" style:family="text">
      <style:text-properties officeooo:rsid="000948e2"/>
    </style:style>
    <style:style style:name="T8" style:family="text">
      <style:text-properties officeooo:rsid="000a3f10"/>
    </style:style>
    <style:style style:name="T9" style:family="text">
      <style:text-properties officeooo:rsid="000e1a84"/>
    </style:style>
    <style:style style:name="T10" style:family="text">
      <style:text-properties officeooo:rsid="0010c9d2"/>
    </style:style>
    <style:style style:name="T11" style:family="text">
      <style:text-properties officeooo:rsid="0012c916"/>
    </style:style>
    <style:style style:name="T12" style:family="text">
      <style:text-properties officeooo:rsid="0013d9fe"/>
    </style:style>
    <style:style style:name="T13" style:family="text">
      <style:text-properties officeooo:rsid="00189d45"/>
    </style:style>
    <style:style style:name="T14" style:family="text">
      <style:text-properties officeooo:rsid="001a05e5"/>
    </style:style>
    <style:style style:name="T15" style:family="text">
      <style:text-properties officeooo:rsid="001d5820"/>
    </style:style>
    <style:style style:name="T16" style:family="text">
      <style:text-properties officeooo:rsid="0022ad7f"/>
    </style:style>
    <style:style style:name="T17" style:family="text">
      <style:text-properties officeooo:rsid="00270e03"/>
    </style:style>
    <style:style style:name="T18" style:family="text">
      <style:text-properties officeooo:rsid="002a74e9"/>
    </style:style>
    <style:style style:name="T19" style:family="text">
      <style:text-properties officeooo:rsid="002c1df4"/>
    </style:style>
    <style:style style:name="T20" style:family="text">
      <style:text-properties officeooo:rsid="002caf7b"/>
    </style:style>
    <style:style style:name="T21" style:family="text">
      <style:text-properties officeooo:rsid="001bdb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utres ressources :</text:p>
      <text:p text:style-name="P27">- <text:a xlink:type="simple" xlink:href="https://tapor.ca/" text:style-name="Internet_20_link" text:visited-style-name="Visited_20_Internet_20_Link">https://tapor.ca</text:a></text:p>
      <text:p text:style-name="P27">- <text:a xlink:type="simple" xlink:href="https://www.postlab.fr/" text:style-name="Internet_20_link" text:visited-style-name="Visited_20_Internet_20_Link">https://www.postlab.fr/</text:a></text:p>
      <text:p text:style-name="P27"/>
      <text:p text:style-name="P2"/>
      <text:p text:style-name="P2"><text:span text:style-name="T2">Nom : </text:span><text:a xlink:type="simple" xlink:href="https://github.com/leoba/TEI-2-IIIF" text:style-name="Internet_20_link" text:visited-style-name="Visited_20_Internet_20_Link"><text:span text:style-name="T5">TEI-2-IIIF </text:span></text:a></text:p>
      <text:p text:style-name="P11">URL : <text:a xlink:type="simple" xlink:href="https://github.com/leoba/TEI-2-IIIF/blob/master/tei2iiif.xsl" text:style-name="Internet_20_link" text:visited-style-name="Visited_20_Internet_20_Link">https://github.com/leoba/TEI-2-IIIF/blob/master/tei2iiif.xsl</text:a> </text:p>
      <text:p text:style-name="P3">Description (optionnel) : <text:span text:style-name="T4">Conversion de MsDesc en manifeste IIIF</text:span></text:p>
      <text:p text:style-name="P2"><text:span text:style-name="T1">O</text:span>pération : <text:span text:style-name="T4">Conversion, Métadonnées</text:span></text:p>
      <text:p text:style-name="P1"><text:span text:style-name="T1">C</text:span>ompétence/langage informatique : <text:span text:style-name="T4">XSLT</text:span></text:p>
      <text:p text:style-name="P1">format <text:span text:style-name="T1">d’entrée/sortie : </text:span><text:span text:style-name="T4">TEI, JSON</text:span></text:p>
      <text:p text:style-name="P27">Licence : Non réutilisable, Non modifiable </text:p>
      <text:p text:style-name="P1"/>
      <text:p text:style-name="P1"/>
      <text:p text:style-name="P21"><text:span text:style-name="T2">Nom : </text:span><text:span text:style-name="T7">REMORA</text:span></text:p>
      <text:p text:style-name="P13">URL : <text:a xlink:type="simple" xlink:href="https://sourceforge.net/projects/bvh/files/Modernisation%20et%20Regularisation/" text:style-name="Internet_20_link" text:visited-style-name="Visited_20_Internet_20_Link">https://sourceforge.net/projects/bvh/files/Modernisation%20et%20Regularisation/</text:a> </text:p>
      <text:p text:style-name="P6">Description (optionnel) : <text:span text:style-name="T7">Modernisation et régularisation d’édition TEI depuis le français de la Renaissance. Article détaillé : </text:span><text:a xlink:type="simple" xlink:href="https://bvh.hypotheses.org/1206" text:style-name="Internet_20_link" text:visited-style-name="Visited_20_Internet_20_Link"><text:span text:style-name="T7">https://bvh.hypotheses.org/1206</text:span></text:a><text:span text:style-name="T7"> </text:span></text:p>
      <text:p text:style-name="P21"><text:span text:style-name="T1">O</text:span>pération : <text:span text:style-name="T14">Linguistique</text:span></text:p>
      <text:p text:style-name="P21"><text:span text:style-name="T1">C</text:span>ompétence/langage informatique : <text:span text:style-name="T4">XSLT</text:span></text:p>
      <text:p text:style-name="P21">format <text:span text:style-name="T1">d’entrée/sortie : </text:span><text:span text:style-name="T4">TEI</text:span></text:p>
      <text:p text:style-name="P27">Licence : Réutilisable, Non modifiable</text:p>
      <text:p text:style-name="P21"/>
      <text:p text:style-name="P21"/>
      <text:p text:style-name="P22"><text:span text:style-name="T2">Nom : </text:span><text:span text:style-name="T8">Collation et sommaire</text:span></text:p>
      <text:p text:style-name="P14">URL : <text:a xlink:type="simple" xlink:href="https://sourceforge.net/projects/bvh/files/Collation/" text:style-name="Internet_20_link" text:visited-style-name="Visited_20_Internet_20_Link">https://sourceforge.net/projects/bvh/files/Collation/</text:a> </text:p>
      <text:p text:style-name="P22"><text:span text:style-name="T3">Description (optionnel) : </text:span><text:span text:style-name="T8">Génération automatique de collation depuis un sommaire et vice versa</text:span><text:span text:style-name="T7">. Article détaillé : </text:span><text:a xlink:type="simple" xlink:href="https://bvh.hypotheses.org/1025" text:style-name="Internet_20_link" text:visited-style-name="Visited_20_Internet_20_Link">http<text:span text:style-name="T8">s</text:span>://bvh.hypotheses.org/1025</text:a> </text:p>
      <text:p text:style-name="P22"><text:span text:style-name="T1">O</text:span>pération : <text:span text:style-name="T8">Collation, Sommaire</text:span></text:p>
      <text:p text:style-name="P22"><text:span text:style-name="T1">C</text:span>ompétence/langage informatique : <text:span text:style-name="T4">XSLT</text:span></text:p>
      <text:p text:style-name="P22">format <text:span text:style-name="T1">d’entrée/sortie : </text:span><text:span text:style-name="T13">CSV, </text:span><text:span text:style-name="T4">TEI</text:span></text:p>
      <text:p text:style-name="P27">Licence : Réutilisable, Non modifiable</text:p>
      <text:p text:style-name="P22"/>
      <text:p text:style-name="P1"/>
      <text:p text:style-name="P20"><text:span text:style-name="T2">Nom : </text:span><text:span text:style-name="T6">Odette</text:span></text:p>
      <text:p text:style-name="P12">URL : <text:a xlink:type="simple" xlink:href="https://github.com/oeuvres/odette" text:style-name="Internet_20_link" text:visited-style-name="Visited_20_Internet_20_Link">https://github.com/oeuvres/odette</text:a></text:p>
      <text:p text:style-name="P5">Description (optionnel) : <text:span text:style-name="T4">Conversion de </text:span><text:span text:style-name="T6">ODT</text:span><text:span text:style-name="T4"> vers </text:span><text:span text:style-name="T6">TEI et HTML</text:span></text:p>
      <text:p text:style-name="P20"><text:span text:style-name="T1">O</text:span>pération : <text:span text:style-name="T4">Conversion</text:span></text:p>
      <text:p text:style-name="P20"><text:span text:style-name="T1">C</text:span>ompétence/langage informatique : <text:span text:style-name="T6">PHP</text:span></text:p>
      <text:p text:style-name="P20">format <text:span text:style-name="T1">d’entrée/sortie : </text:span><text:span text:style-name="T6">ODT, </text:span><text:span text:style-name="T4">TEI, HTML</text:span></text:p>
      <text:p text:style-name="P27">Licence : Non réutilisable, Non modifiable </text:p>
      <text:p text:style-name="P1"/>
      <text:p text:style-name="P1"/>
      <text:p text:style-name="P19"><text:span text:style-name="T2">Nom : </text:span><text:span text:style-name="T4">TEI 2 HTML</text:span></text:p>
      <text:p text:style-name="P11">URL : <text:a xlink:type="simple" xlink:href="https://github.com/TEIC/Stylesheets/tree/dev/html" text:style-name="Internet_20_link" text:visited-style-name="Visited_20_Internet_20_Link">https://github.com/TEIC/Stylesheets/tree/dev/html</text:a></text:p>
      <text:p text:style-name="P4">Description (optionnel) : <text:span text:style-name="T4">Conversion de TEI vers HTML. Intégré aussi dans Oxygen XML Editor</text:span></text:p>
      <text:p text:style-name="P19"><text:span text:style-name="T1">O</text:span>pération : <text:span text:style-name="T4">Conversion</text:span></text:p>
      <text:p text:style-name="P19"><text:span text:style-name="T1">C</text:span>ompétence/langage informatique : <text:span text:style-name="T4">XSLT</text:span></text:p>
      <text:p text:style-name="P19">format <text:span text:style-name="T1">d’entrée/sortie : </text:span><text:span text:style-name="T4">TEI, HTML</text:span></text:p>
      <text:p text:style-name="P27">Licence : Réutilisable, Non modifiable </text:p>
      <text:p text:style-name="P19"/>
      <text:p text:style-name="P23"/>
      <text:p text:style-name="P23"><text:soft-page-break/><text:span text:style-name="T2">Nom : </text:span>TEI Critical Apparatus Toolbox</text:p>
      <text:p text:style-name="P15">URL : <text:a xlink:type="simple" xlink:href="http://teicat.huma-num.fr/index.php" text:style-name="Internet_20_link" text:visited-style-name="Visited_20_Internet_20_Link">http://teicat.huma-num.fr/index.php</text:a> </text:p>
      <text:p text:style-name="P7">Description (optionnel) : <text:span text:style-name="T9">Outil de préparation et de vérification d’édition critique en TEI</text:span></text:p>
      <text:p text:style-name="P23"><text:span text:style-name="T1">O</text:span>pération : <text:span text:style-name="T9">Vérification, Édition critique</text:span></text:p>
      <text:p text:style-name="P23"><text:span text:style-name="T1">C</text:span>ompétence/langage informatique : <text:span text:style-name="T9">Navigateur web, PHP</text:span></text:p>
      <text:p text:style-name="P24">format <text:span text:style-name="T1">d’entrée/sortie : </text:span><text:span text:style-name="T4">TEI</text:span></text:p>
      <text:p text:style-name="P28">Licence : Réutilisable, <text:span text:style-name="T15">M</text:span>odifiable </text:p>
      <text:p text:style-name="P30"/>
      <text:p text:style-name="P30"/>
      <text:p text:style-name="P30"><text:span text:style-name="T2">Nom : </text:span><text:span text:style-name="T10">FG Drupal to WordPress</text:span></text:p>
      <text:p text:style-name="P17">URL : <text:a xlink:type="simple" xlink:href="https://wordpress.org/plugins/fg-drupal-to-wp/" text:style-name="Internet_20_link" text:visited-style-name="Visited_20_Internet_20_Link">https://wordpress.org/plugins/fg-drupal-to-wp/</text:a></text:p>
      <text:p text:style-name="P9">Description (optionnel) : <text:span text:style-name="T10">Extension wordPress pour importer du contenu Drupal</text:span></text:p>
      <text:p text:style-name="P30"><text:span text:style-name="T1">O</text:span>pération : <text:span text:style-name="T10">Conversion</text:span></text:p>
      <text:p text:style-name="P30"><text:span text:style-name="T1">C</text:span>ompétence/langage informatique : <text:span text:style-name="T9">Navigateur web, PHP</text:span></text:p>
      <text:p text:style-name="P30">format <text:span text:style-name="T1">d’entrée/sortie : </text:span><text:span text:style-name="T11">HTML</text:span></text:p>
      <text:p text:style-name="P29">Licence : Réutilisable, <text:span text:style-name="T15">M</text:span>odifiable </text:p>
      <text:p text:style-name="P29"/>
      <text:p text:style-name="P29"/>
      <text:p text:style-name="P31"><text:span text:style-name="T2">Nom : </text:span><text:span text:style-name="T16">TEIViewer</text:span></text:p>
      <text:p text:style-name="P18">URL : <text:a xlink:type="simple" xlink:href="http://teiviewer.org/" text:style-name="Internet_20_link" text:visited-style-name="Visited_20_Internet_20_Link">http://teiviewer.org/</text:a> </text:p>
      <text:p text:style-name="P10">Description (optionnel) : <text:span text:style-name="T17">Affichage dynamique pour TEI</text:span></text:p>
      <text:p text:style-name="P31"><text:span text:style-name="T1">O</text:span>pération : <text:span text:style-name="T18">Affichage</text:span></text:p>
      <text:p text:style-name="P31"><text:span text:style-name="T1">C</text:span>ompétence/langage informatique : <text:span text:style-name="T19">JS</text:span></text:p>
      <text:p text:style-name="P31">format <text:span text:style-name="T1">d’entrée/sortie : </text:span><text:span text:style-name="T20">TEI, </text:span><text:span text:style-name="T11">HTML</text:span></text:p>
      <text:p text:style-name="P31"><text:span text:style-name="T21">Licence : Réutilisable, </text:span><text:span text:style-name="T15">M</text:span><text:span text:style-name="T21">odifiable</text:span></text:p>
      <text:p text:style-name="P25"><text:span text:style-name="T2">Nom : </text:span><text:span text:style-name="T12">Tainacan</text:span></text:p>
      <text:p text:style-name="P16">URL : <text:a xlink:type="simple" xlink:href="https://wordpress.org/plugins/tainacan/" text:style-name="Internet_20_link" text:visited-style-name="Visited_20_Internet_20_Link">https://wordpress.org/plugins/tainacan/</text:a> </text:p>
      <text:p text:style-name="P8">Description (optionnel) : <text:span text:style-name="T10">Extension wordPress pour </text:span><text:span text:style-name="T12">gérer une bibliothèque numérique de notices</text:span></text:p>
      <text:p text:style-name="P26"><text:span text:style-name="T1">O</text:span>pération : <text:span text:style-name="T12">Catalogage, Conversion</text:span></text:p>
      <text:p text:style-name="P26"><text:span text:style-name="T1">C</text:span>ompétence/langage informatique : <text:span text:style-name="T9">Navigateur web, PHP</text:span></text:p>
      <text:p text:style-name="P26">format <text:span text:style-name="T1">d’entrée/sortie : </text:span><text:span text:style-name="T12">CSV, Dublin Core, </text:span><text:span text:style-name="T11">HTM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6T09:08:31.076000000</dc:date>
    <dc:creator>Machin Bidule</dc:creator>
    <meta:editing-duration>PT8H41M5S</meta:editing-duration>
    <meta:editing-cycles>30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65" meta:word-count="339" meta:character-count="2801" meta:non-whitespace-character-count="2513"/>
  </office:meta>
</office:document-meta>
</file>